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rdfa="http://docs.oasis-open.org/opendocument/meta/rdfa#"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5.637cm"/>
    </style:style>
    <style:style style:name="co3" style:family="table-column">
      <style:table-column-properties fo:break-before="auto" style:column-width="6.798cm"/>
    </style:style>
    <style:style style:name="co4" style:family="table-column">
      <style:table-column-properties fo:break-before="auto" style:column-width="2.529cm"/>
    </style:style>
    <style:style style:name="co5" style:family="table-column">
      <style:table-column-properties fo:break-before="auto" style:column-width="3.667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3.844cm" fo:break-before="auto" style:use-optimal-row-height="true"/>
    </style:style>
    <style:style style:name="ro4" style:family="table-row">
      <style:table-row-properties style:row-height="4.263cm" fo:break-before="auto" style:use-optimal-row-height="true"/>
    </style:style>
    <style:style style:name="ro5" style:family="table-row">
      <style:table-row-properties style:row-height="5.581cm" fo:break-before="auto" style:use-optimal-row-height="true"/>
    </style:style>
    <style:style style:name="ro6" style:family="table-row">
      <style:table-row-properties style:row-height="5.106cm" fo:break-before="auto" style:use-optimal-row-height="true"/>
    </style:style>
    <style:style style:name="ro7" style:family="table-row">
      <style:table-row-properties style:row-height="3cm" fo:break-before="auto" style:use-optimal-row-height="true"/>
    </style:style>
    <style:style style:name="ro8" style:family="table-row">
      <style:table-row-properties style:row-height="4.685cm" fo:break-before="auto" style:use-optimal-row-height="true"/>
    </style:style>
    <style:style style:name="ro9" style:family="table-row">
      <style:table-row-properties style:row-height="1.737cm" fo:break-before="auto" style:use-optimal-row-height="true"/>
    </style:style>
    <style:style style:name="ro10" style:family="table-row">
      <style:table-row-properties style:row-height="2.579cm" fo:break-before="auto" style:use-optimal-row-height="true"/>
    </style:style>
    <style:style style:name="ro11" style:family="table-row">
      <style:table-row-properties style:row-height="2.157cm" fo:break-before="auto" style:use-optimal-row-height="true"/>
    </style:style>
    <style:style style:name="ro12" style:family="table-row">
      <style:table-row-properties style:row-height="6.369cm" fo:break-before="auto" style:use-optimal-row-height="true"/>
    </style:style>
    <style:style style:name="ro13" style:family="table-row">
      <style:table-row-properties style:row-height="3.42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font-name="Times New Roman" fo:font-size="12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3" style:family="table-cell" style:parent-style-name="Default">
      <style:text-properties fo:font-weight="normal" style:font-weight-asian="normal" style:font-weight-complex="normal"/>
    </style:style>
    <style:style style:name="ce4" style:family="table-cell" style:parent-style-name="Default">
      <style:table-cell-properties fo:wrap-option="wrap"/>
    </style:style>
  </office:automatic-styles>
  <office:body>
    <office:spreadsheet>
      <table:table table:name="Sheet1" table:style-name="ta1" table:print="false">
        <table:table-column table:style-name="co2" table:default-cell-style-name="ce3"/>
        <table:table-column table:style-name="co3" table:default-cell-style-name="ce4"/>
        <table:table-column table:style-name="co4" table:default-cell-style-name="Default"/>
        <table:table-column table:style-name="co5" table:default-cell-style-name="Default"/>
        <table:table-column table:style-name="co1" table:default-cell-style-name="Default"/>
        <table:table-row table:style-name="ro2">
          <table:table-cell table:style-name="ce1" office:value-type="string">
            <text:p>Security Tool</text:p>
          </table:table-cell>
          <table:table-cell office:value-type="string">
            <text:p>Discreption</text:p>
          </table:table-cell>
          <table:table-cell office:value-type="string">
            <text:p>CIS approved</text:p>
          </table:table-cell>
          <table:table-cell office:value-type="string">
            <text:p>Opensource</text:p>
          </table:table-cell>
          <table:table-cell/>
        </table:table-row>
        <table:table-row table:style-name="ro3">
          <table:table-cell table:style-name="ce1" office:value-type="string">
            <text:p>Signal Sciences</text:p>
          </table:table-cell>
          <table:table-cell office:value-type="string">
            <text:p>Signal Sciences secures the most important web applications, APIs, and microservices of the world's leading companies. Our next-gen WAF and RASP help you increase security and maintain site reliability without sacrificing velocity, all at the lowest total cost of ownership. Learn how our patented approach can help you.</text:p>
          </table:table-cell>
          <table:table-cell table:number-columns-repeated="3"/>
        </table:table-row>
        <table:table-row table:style-name="ro4">
          <table:table-cell table:style-name="ce2" office:value-type="string">
            <text:p>Checkmarx AppSec Accelerator</text:p>
          </table:table-cell>
          <table:table-cell office:value-type="string">
            <text:p>AppSec Accelerator is an Application Security Managed Service that helps development organizations transition to a secure SDLC and combines SAST and DAST for the best possible security coverage. With AppSec Accelerator, our AppSec experts will help you streamline and automate your Application Security testing while embedding it within your development environment.</text:p>
          </table:table-cell>
          <table:table-cell table:number-columns-repeated="3"/>
        </table:table-row>
        <table:table-row table:style-name="ro3">
          <table:table-cell table:style-name="ce1" office:value-type="string">
            <text:p>Checkmarx SAST (Static Application Security Testing)</text:p>
          </table:table-cell>
          <table:table-cell office:value-type="string">
            <text:p>Checkmarx is an Application Security software company, whose mission is to provide enterprise organizations with application security testing products and services that empower developers to deliver secure applications. Cx SAST is designed to seamlessly integrate with all development and application security methodologies</text:p>
          </table:table-cell>
          <table:table-cell table:number-columns-repeated="3"/>
        </table:table-row>
        <table:table-row table:style-name="ro5">
          <table:table-cell table:style-name="ce2" office:value-type="string">
            <text:p>OSSEC</text:p>
          </table:table-cell>
          <table:table-cell table:style-name="ce1" office:value-type="string">
            <text:p>OSSEC is a free, open-source host-based intrusion detection system (HIDS). It performs log analysis, integrity checking, Windows registry monitoring, rootkit detection, time-based alerting, and active response. It provides intrusion detection for most operating systems, including Linux, OpenBSD, FreeBSD, OS X, Solaris and Windows. OSSEC has a centralized, cross-platform architecture allowing multiple systems to be easily monitored and managed. Apart from the above features, it is one of the popular FREE tool that helps meet many of PCI DSS requirements</text:p>
          </table:table-cell>
          <table:table-cell/>
          <table:table-cell office:value-type="string">
            <text:p>Yes</text:p>
          </table:table-cell>
          <table:table-cell/>
        </table:table-row>
        <table:table-row table:style-name="ro6">
          <table:table-cell office:value-type="string">
            <text:p>OWASP Zed Attack Proxy (ZAP)</text:p>
          </table:table-cell>
          <table:table-cell office:value-type="string">
            <text:p>The OWASP Zed Attack Proxy (ZAP) is one of the world’s most popular free security tools and is actively maintained by hundreds of international volunteers. It can help you automatically find security vulnerabilities in your web applications while you are developing and testing your applications. It's also a great tool for experienced pentesters to use for manual security testing.</text:p>
            <text:p/>
            <text:p/>
          </table:table-cell>
          <table:table-cell/>
          <table:table-cell office:value-type="string">
            <text:p>Yes</text:p>
          </table:table-cell>
          <table:table-cell/>
        </table:table-row>
        <table:table-row table:style-name="ro7">
          <table:table-cell office:value-type="string">
            <text:p>WhiteHat</text:p>
          </table:table-cell>
          <table:table-cell office:value-type="string">
            <text:p>WhiteHat Security combines technology and human intelligence to deliver the world's most powerful solution for application security. WhiteHat’s application security solutions enable you to find and fix vulnerabilities before the bad guys can exploit them.</text:p>
          </table:table-cell>
          <table:table-cell table:number-columns-repeated="3"/>
        </table:table-row>
        <table:table-row table:style-name="ro4">
          <table:table-cell office:value-type="string">
            <text:p>LogRhythm SIEM</text:p>
          </table:table-cell>
          <table:table-cell office:value-type="string">
            <text:p>SIEM log management, network and endpoint monitoring and forensics, and security analytics. LogRhythm claims to help customers detect and respond quickly to cyber threats before a material breach occurs. It also aims to provide compliance automation and assurance and IT predictive intelligence to organizations, government agencies, and mid-sized businesses.</text:p>
          </table:table-cell>
          <table:table-cell table:number-columns-repeated="3"/>
        </table:table-row>
        <table:table-row table:style-name="ro3">
          <table:table-cell office:value-type="string">
            <text:p>Venafi Trust Protection Platform</text:p>
          </table:table-cell>
          <table:table-cell office:value-type="string">
            <text:p>Venafi Trust Protection Platform (TPP) provides fully automated processes for injecting X.509 keys and certificates into Containers, VM's, CI/CD pipelines, Orchestration and Config Management tools. TPP is currently integrated with Kubernetes, HashiCorp Vault, Terraform, Docker, Chef, SaltStack, IBM UrbanCode and many other tool chains.</text:p>
          </table:table-cell>
          <table:table-cell table:number-columns-repeated="3"/>
        </table:table-row>
        <table:table-row table:style-name="ro3">
          <table:table-cell office:value-type="string">
            <text:p>Klocwork</text:p>
          </table:table-cell>
          <table:table-cell office:value-type="string">
            <text:p>Klocwork by Rogue Wave Software provides source code analysis solutions that boost development productivity. Using static analysis technology, Klocwork Insight enables software developers to find critical security vulnerabilities, quality defects, and architectural issues quickly and accurately.</text:p>
          </table:table-cell>
          <table:table-cell table:number-columns-repeated="3"/>
        </table:table-row>
        <table:table-row table:style-name="ro8">
          <table:table-cell office:value-type="string">
            <text:p>Black Duck</text:p>
          </table:table-cell>
          <table:table-cell office:value-type="string">
            <text:p>Black Duck's multi-factor open source detection capabilities, in conjunction with Black Duck KnowledgeBase™, the most comprehensive database of open source component, vulnerability, and license information, enable you to research open source projects, mitigate security and license compliance risks, and automatically enforce open source policies using your existing DevOps tools and processes.</text:p>
          </table:table-cell>
          <table:table-cell/>
          <table:table-cell office:value-type="string">
            <text:p>open source security</text:p>
          </table:table-cell>
          <table:table-cell/>
        </table:table-row>
        <table:table-row table:style-name="ro8">
          <table:table-cell office:value-type="string">
            <text:p>Fortify SCA</text:p>
          </table:table-cell>
          <table:table-cell office:value-type="string">
            <text:p>Micro Focus Fortify Static Code Analyzer reduces software risk by identifying security vulnerabilities that pose the biggest threats to your organization. It pinpoints the root cause of the vulnerability, correlates and prioritizes results, and provides best practices so developers can develop code more securely.</text:p>
            <text:p/>
            <text:p/>
          </table:table-cell>
          <table:table-cell table:number-columns-repeated="3"/>
        </table:table-row>
        <table:table-row table:style-name="ro6">
          <table:table-cell office:value-type="string">
            <text:p>Kiuwan</text:p>
          </table:table-cell>
          <table:table-cell office:value-type="string">
            <text:p>Kiuwan is an end-to-end application security platform, providing a DevSecOps approach to securing your applications. Highlights: SAST + SCA, 30+ Languages, Web, Mobile &amp; Legacy systems supported, discover open source vulnerabilities and license compliance, OWASP, CWE, SANS 25, PCI-DSS, HIPAA, WASC, MISRA-C, BIZEC, CERT-C, CERT-J.</text:p>
            <text:p/>
            <text:p/>
          </table:table-cell>
          <table:table-cell table:number-columns-repeated="3"/>
        </table:table-row>
        <table:table-row table:style-name="ro3">
          <table:table-cell office:value-type="string">
            <text:p>Qualys Cloud Platform</text:p>
          </table:table-cell>
          <table:table-cell office:value-type="string">
            <text:p>Qualys Cloud Platform consists of integrated apps to help organizations simplify security operations and lower the cost of compliance by delivering critical security intelligence on demand and automating the full spectrum of auditing, compliance and protection for all your IT assets – on premises, in clouds and on mobile endpoints</text:p>
          </table:table-cell>
          <table:table-cell office:value-type="string">
            <text:p>YES</text:p>
          </table:table-cell>
          <table:table-cell table:number-columns-repeated="2"/>
        </table:table-row>
        <table:table-row table:style-name="ro9">
          <table:table-cell office:value-type="string">
            <text:p>Sqreen</text:p>
          </table:table-cell>
          <table:table-cell office:value-type="string">
            <text:p>Sqreen is a web application security monitoring and protection solution helping companies protect their apps and users from attacks.</text:p>
          </table:table-cell>
          <table:table-cell table:number-columns-repeated="3"/>
        </table:table-row>
        <table:table-row table:style-name="ro10">
          <table:table-cell office:value-type="string">
            <text:p>IriusRisk</text:p>
          </table:table-cell>
          <table:table-cell office:value-type="string">
            <text:p>IriusRisk is a single integrated console to easily create threat models and manage application security risk throughout the software development process.</text:p>
            <text:p/>
            <text:p/>
          </table:table-cell>
          <table:table-cell table:number-columns-repeated="3"/>
        </table:table-row>
        <table:table-row table:style-name="ro11">
          <table:table-cell office:value-type="string">
            <text:p>BDD-Security</text:p>
          </table:table-cell>
          <table:table-cell office:value-type="string">
            <text:p>BDD-Security is a security testing framework that uses natural language in a Given, When, Then Gherkin syntax to describe security requirements as features.</text:p>
          </table:table-cell>
          <table:table-cell table:number-columns-repeated="3"/>
        </table:table-row>
        <table:table-row table:style-name="ro4">
          <table:table-cell office:value-type="string">
            <text:p>Twistlock</text:p>
          </table:table-cell>
          <table:table-cell office:value-type="string">
            <text:p>Twistlock is the industry’s most complete, automated and scalable container cybersecurity platform. From precise, full-lifecycle vulnerability and compliance management to application-tailored runtime defense and cloud native firewalls, Twistlock secures your containers and modern applications against the next generation of threats across the entire application lifecycle.</text:p>
          </table:table-cell>
          <table:table-cell office:value-type="string">
            <text:p>YES</text:p>
          </table:table-cell>
          <table:table-cell table:number-columns-repeated="2"/>
        </table:table-row>
        <table:table-row table:style-name="ro10">
          <table:table-cell office:value-type="string">
            <text:p>Xray</text:p>
          </table:table-cell>
          <table:table-cell office:value-type="string">
            <text:p>Performs deep recursively security scanning and security version analysis on artifacts in conjunction with Artifactory. Easily embedded within CI/CD pipeline with alerting and upload/download prevention.</text:p>
          </table:table-cell>
          <table:table-cell table:number-columns-repeated="3"/>
        </table:table-row>
        <table:table-row table:style-name="ro11">
          <table:table-cell office:value-type="string">
            <text:p>Aqua Security</text:p>
          </table:table-cell>
          <table:table-cell office:value-type="string">
            <text:p>Aqua provides full dev-to-prod security across the entire CI/CD pipeline and runtime environment, providing end-to-end visibility and protecting applications against attacks.</text:p>
          </table:table-cell>
          <table:table-cell office:value-type="string">
            <text:p>YES</text:p>
          </table:table-cell>
          <table:table-cell table:number-columns-repeated="2"/>
        </table:table-row>
        <table:table-row table:style-name="ro11">
          <table:table-cell office:value-type="string">
            <text:p>PMD</text:p>
          </table:table-cell>
          <table:table-cell office:value-type="string">
            <text:p>PMD is an open source static source code analyzer that reports on issues found within application code. PMD includes built-in rule sets and supports the ability to write custom rules</text:p>
          </table:table-cell>
          <table:table-cell table:number-columns-repeated="3"/>
        </table:table-row>
        <table:table-row table:style-name="ro7">
          <table:table-cell office:value-type="string">
            <text:p>Nessus</text:p>
          </table:table-cell>
          <table:table-cell office:value-type="string">
            <text:p>Nessus helps the security pros on the front lines quickly and easily identify and fix vulnerabilities - including software flaws, missing patches, malware, and misconfigurations - across a variety of operating systems, devices and applications.</text:p>
          </table:table-cell>
          <table:table-cell office:value-type="string">
            <text:p>YES</text:p>
          </table:table-cell>
          <table:table-cell table:number-columns-repeated="2"/>
        </table:table-row>
        <table:table-row table:style-name="ro12">
          <table:table-cell office:value-type="string">
            <text:p>DependencyCheck</text:p>
          </table:table-cell>
          <table:table-cell office:value-type="string">
            <text:p>Dependency-Check is a utility that identifies project dependencies and checks if there are any known, publicly disclosed, vulnerabilities. Currently, Java and .NET are supported; additional experimental support has been added for Ruby, Node.js, Python, and limited support for C/C++ build systems (autoconf and cmake). The tool can be part of a solution to the OWASP Top 10 2017 A9:2017-Using Components with Known Vulnerabilities [1] previously known as OWASP Top 10 2013 A9 - Using Components with Known Vulnerabilities.</text:p>
          </table:table-cell>
          <table:table-cell office:value-type="string">
            <text:p>YES</text:p>
          </table:table-cell>
          <table:table-cell table:number-columns-repeated="2"/>
        </table:table-row>
        <table:table-row table:style-name="ro7">
          <table:table-cell office:value-type="string">
            <text:p>Keycloak</text:p>
          </table:table-cell>
          <table:table-cell office:value-type="string">
            <text:p>Add authentication to applications and secure services with minimum fuss. No need to deal with storing users or authenticating users. It's all available out of the box. You'll even get advanced features such as User Federation, Identity Brokering and Social Login.</text:p>
          </table:table-cell>
          <table:table-cell table:number-columns-repeated="3"/>
        </table:table-row>
        <table:table-row table:style-name="ro4">
          <table:table-cell office:value-type="string">
            <text:p>Charles Proxy</text:p>
          </table:table-cell>
          <table:table-cell office:value-type="string">
            <text:p>Charles Proxy, the defacto tool for sniffing out any requests made between a frontend and a backend. It tracks response times, sizes of messages and can also be used to rewrite requests made to insert faulty data or trigger error codes on screens. Charles Proxy is also used by Security testers to test if an app or website uses SSL pinning to secure the data send.</text:p>
          </table:table-cell>
          <table:table-cell table:number-columns-repeated="3"/>
        </table:table-row>
        <table:table-row table:style-name="ro6">
          <table:table-cell office:value-type="string">
            <text:p>CyberArk Conjur</text:p>
          </table:table-cell>
          <table:table-cell office:value-type="string">
            <text:p>Available as an open source tool and for the enterprise, CyberArk Conjur is a secrets management solution tailored specifically for the unique infrastructure requirements of native cloud and DevOps environments. The solution incorporates fundamental DevOps security principles, such as least privilege and segregation of duties, to secure and manage secrets used by non-human machine identities as well as human users throughout the DevOps pipeline.</text:p>
          </table:table-cell>
          <table:table-cell table:number-columns-repeated="3"/>
        </table:table-row>
        <table:table-row table:style-name="ro6">
          <table:table-cell office:value-type="string">
            <text:p>Snort</text:p>
          </table:table-cell>
          <table:table-cell office:value-type="string">
            <text:p>Snort is a free and open source network intrusion prevention system (NIPS) and network intrusion detection system (NIDS) created by Martin Roesch in 1998. Snort is now developed by Sourcefire, of which Roesch is the founder and CTO. In 2009, Snort entered InfoWorld's Open Source Hall of Fame as one of the "greatest [pieces of] open source software of all time".</text:p>
            <text:p/>
            <text:p/>
          </table:table-cell>
          <table:table-cell/>
          <table:table-cell office:value-type="string">
            <text:p>Yes</text:p>
          </table:table-cell>
          <table:table-cell/>
        </table:table-row>
        <table:table-row table:style-name="ro13">
          <table:table-cell office:value-type="string">
            <text:p>Tripwire</text:p>
          </table:table-cell>
          <table:table-cell office:value-type="string">
            <text:p>Open Source Tripwire is a free software security and data integrity tool useful for monitoring and alerting on specific file change(s) on a range of systems. The project is based on code originally contributed by Tripwire, Inc. in 2000.</text:p>
            <text:p/>
            <text:p/>
          </table:table-cell>
          <table:table-cell office:value-type="string">
            <text:p>YES</text:p>
          </table:table-cell>
          <table:table-cell table:number-columns-repeated="2"/>
        </table:table-row>
        <table:table-row table:style-name="ro4">
          <table:table-cell office:value-type="string">
            <text:p>Fortify WebInspect</text:p>
          </table:table-cell>
          <table:table-cell office:value-type="string">
            <text:p>Easily manage large-scale, distributed penetration testing tools across thousands of apps. Fortify on Demand is a managed application security testing service that enables organizations to quickly test the application security of a few applications or launch a comprehensive security program without additional investment in software and personnel.</text:p>
          </table:table-cell>
          <table:table-cell table:number-columns-repeated="3"/>
        </table:table-row>
        <table:table-row table:style-name="ro3">
          <table:table-cell office:value-type="string">
            <text:p>SecureAssist</text:p>
          </table:table-cell>
          <table:table-cell office:value-type="string">
            <text:p>SecureAssist is a lightweight static analysis tool that automatically detects vulnerabilities and provides just-in-time security guidance to you as you code. With SecureAssist, you can eliminate the most common security problems, by checking your own code for security vulnerabilities, and using SecureAssist guidance to fix them.</text:p>
          </table:table-cell>
          <table:table-cell office:value-type="string">
            <text:p><text:s/></text:p>
          </table:table-cell>
          <table:table-cell table:number-columns-repeated="2"/>
        </table:table-row>
        <table:table-row table:style-name="ro10">
          <table:table-cell office:value-type="string">
            <text:p>Veracode</text:p>
          </table:table-cell>
          <table:table-cell office:value-type="string">
            <text:p>Veracode is an application security company based in Burlington, Massachusetts. Founded in 2006, the company offers an automated cloud-based service for securing web, mobile and third-party enterprise applications.</text:p>
          </table:table-cell>
          <table:table-cell table:number-columns-repeated="3"/>
        </table:table-row>
        <table:table-row table:style-name="ro10">
          <table:table-cell office:value-type="string">
            <text:p>HashiCorp Vault</text:p>
          </table:table-cell>
          <table:table-cell office:value-type="string">
            <text:p>HashiCorp's Vault secures, stores, and controls access to tokens, passwords, certificates, API keys, and other sensitive resources in modern datacenters. For each resource, Vault handles leasing, revocation, rolling, and auditing.</text:p>
          </table:table-cell>
          <table:table-cell table:number-columns-repeated="3"/>
        </table:table-row>
        <table:table-row table:style-name="ro7">
          <table:table-cell office:value-type="string">
            <text:p>SD Elements</text:p>
          </table:table-cell>
          <table:table-cell office:value-type="string">
            <text:p>SD Elements automates software security requirements based on your project’s technology, business, and compliance drivers. SD Elements eliminates security vulnerabilities in the most cost effective way, before scanning begins.</text:p>
          </table:table-cell>
          <table:table-cell table:number-columns-repeated="2"/>
          <table:table-cell office:value-type="string">
            <text:p><text:s text:c="12"/></text:p>
          </table:table-cell>
        </table:table-row>
        <table:table-row table:style-name="ro7" table:number-rows-repeated="1048542">
          <table:table-cell table:number-columns-repeated="5"/>
        </table:table-row>
        <table:table-row table:style-name="ro7">
          <table:table-cell table:number-columns-repeated="5"/>
        </table:table-row>
      </table:table>
      <table:table table:name="Sheet2" table:style-name="ta1" table:print="false">
        <table:table-column table:style-name="co1" table:default-cell-style-name="Default"/>
        <table:table-row table:style-name="ro1">
          <table:table-cell/>
        </table:table-row>
      </table:table>
      <table:table table:name="Sheet3" table:style-name="ta1" table:print="false">
        <table:table-column table:style-name="co1" table:default-cell-style-name="Default"/>
        <table:table-row table:style-name="ro1">
          <table:table-cell/>
        </table:table-row>
      </table:table>
      <table:database-ranges>
        <table:database-range table:name="__Anonymous_Sheet_DB__1" table:target-range-address="Sheet1.A1:Sheet1.C104857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3-08">08/03/2019</text:date>, <text:time>13:49:4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1H32M45S</meta:editing-duration>
    <meta:editing-cycles>11</meta:editing-cycles>
    <meta:generator>OpenOffice/4.1.3$Win32 OpenOffice.org_project/413m1$Build-9783</meta:generator>
    <dc:date>2019-03-08T13:49:43.62</dc:date>
    <meta:document-statistic meta:table-count="3" meta:cell-count="80" meta:object-count="0"/>
    <meta:user-defined meta:name="Info 1"/>
    <meta:user-defined meta:name="Info 2"/>
    <meta:user-defined meta:name="Info 3"/>
    <meta:user-defined meta:name="Info 4"/>
  </office:meta>
</office:document-meta>
</file>